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1225BCBA3EA2944F873.png" manifest:media-type="image/png"/>
  <manifest:file-entry manifest:full-path="Pictures/1000020100000175000001221AE4D967879D320E.png" manifest:media-type="image/png"/>
  <manifest:file-entry manifest:full-path="Pictures/100002010000045C000002C21178B5027F6BE889.png" manifest:media-type="image/png"/>
  <manifest:file-entry manifest:full-path="Pictures/10000000000001900000009032BB68324ACFFF2A.png" manifest:media-type="image/png"/>
  <manifest:file-entry manifest:full-path="Pictures/1000000000000640000004B00535F804FD43B05F.png" manifest:media-type="image/png"/>
  <manifest:file-entry manifest:full-path="Pictures/1000000000000640000004B0BFA08B0C2898B00C.png" manifest:media-type="image/png"/>
  <manifest:file-entry manifest:full-path="Pictures/100002010000040D000000C509C2BADBBBA372F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102cm" draw:marker-start-width="0.583cm" draw:marker-end-width="0.58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6.147cm"/>
    </style:style>
    <style:style style:name="pr8" style:family="presentation" style:parent-style-name="oranssi-outline1">
      <style:graphic-properties fo:min-height="15.763cm"/>
    </style:style>
    <style:style style:name="pr9" style:family="presentation" style:parent-style-name="oranssi-subtitle">
      <style:graphic-properties draw:fill="solid" draw:fill-color="#ffffff" draw:auto-grow-height="true" fo:min-height="9.025cm"/>
    </style:style>
    <style:style style:name="pr10" style:family="presentation" style:parent-style-name="oranssi-outline1">
      <style:graphic-properties fo:min-height="15.541cm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5" style:family="paragraph">
      <style:text-properties fo:font-size="40pt" fo:language="pt" fo:country="BR" style:font-size-asian="40pt" style:font-size-complex="40pt"/>
    </style:style>
    <style:style style:name="P6" style:family="paragraph">
      <style:text-properties fo:language="pt" fo:country="BR"/>
    </style:style>
    <style:style style:name="P7" style:family="paragraph">
      <loext:graphic-properties draw:fill-color="#ffffff"/>
      <style:text-properties fo:font-size="20pt" fo:language="pt" fo:country="BR"/>
    </style:style>
    <style:style style:name="P8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9" style:family="paragraph">
      <loext:graphic-properties draw:fill="none"/>
      <style:paragraph-properties fo:text-align="center"/>
      <style:text-properties fo:language="pt" fo:country="BR"/>
    </style:style>
    <style:style style:name="P10" style:family="paragraph">
      <style:text-properties fo:font-size="26pt" fo:language="pt" fo:country="BR" style:font-size-asian="26pt" style:font-size-complex="26pt"/>
    </style:style>
    <style:style style:name="P11" style:family="paragraph">
      <style:paragraph-properties fo:margin-left="0.254cm" fo:margin-right="0.254cm" fo:margin-top="0.2cm" fo:margin-bottom="0cm" fo:text-align="start" fo:text-indent="0cm"/>
    </style:style>
    <style:style style:name="P12" style:family="paragraph">
      <loext:graphic-properties draw:fill="solid" draw:fill-color="#ffffff"/>
      <style:paragraph-properties fo:margin-left="0.254cm" fo:margin-right="0.254cm" fo:margin-top="0.2cm" fo:margin-bottom="0cm" fo:text-align="start" fo:text-indent="0cm"/>
      <style:text-properties style:font-name="Courier 10 Pitch1" fo:font-size="20pt" fo:language="pt" fo:country="BR" style:font-size-asian="20pt" style:font-size-complex="20pt"/>
    </style:style>
    <style:style style:name="P13" style:family="paragraph">
      <loext:graphic-properties draw:fill-color="#ffffff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24pt" fo:language="pt" fo:country="BR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40pt" fo:language="pt" fo:country="BR" style:font-size-asian="40pt" style:font-size-complex="40pt"/>
    </style:style>
    <style:style style:name="T5" style:family="text">
      <style:text-properties fo:language="pt" fo:country="BR"/>
    </style:style>
    <style:style style:name="T6" style:family="text">
      <style:text-properties style:text-position="super 58%" fo:language="pt" fo:country="BR"/>
    </style:style>
    <style:style style:name="T7" style:family="text">
      <style:text-properties style:font-name="Courier1" fo:language="pt" fo:country="BR"/>
    </style:style>
    <style:style style:name="T8" style:family="text">
      <style:text-properties style:font-name="Courier1" fo:font-size="24pt" fo:language="pt" fo:country="BR" style:font-size-asian="24pt" style:font-size-complex="24pt"/>
    </style:style>
    <style:style style:name="T9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0" style:family="text">
      <style:text-properties fo:font-size="28pt" fo:language="pt" fo:country="BR" style:font-size-asian="28pt" style:font-size-complex="28pt"/>
    </style:style>
    <style:style style:name="T11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12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13" style:family="text">
      <style:text-properties fo:font-size="20pt" fo:language="pt" fo:country="BR" fo:font-style="normal" style:font-size-asian="20pt" style:font-style-asian="normal" style:font-size-complex="20pt" style:font-style-complex="normal"/>
    </style:style>
    <style:style style:name="T14" style:family="text">
      <style:text-properties fo:font-size="24pt" fo:language="pt" fo:country="BR" style:font-size-asian="24pt" style:font-size-complex="24pt"/>
    </style:style>
    <style:style style:name="T15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16" style:family="text">
      <style:text-properties style:font-name="Courier1" fo:font-size="20pt" fo:language="pt" fo:country="BR" style:font-size-asian="20pt" style:font-size-complex="20pt"/>
    </style:style>
    <style:style style:name="T17" style:family="text">
      <style:text-properties fo:language="pt" fo:country="BR" fo:font-weight="bold" style:font-weight-asian="bold" style:font-weight-complex="bold"/>
    </style:style>
    <style:style style:name="T18" style:family="text">
      <style:text-properties fo:font-size="22pt" fo:language="pt" fo:country="BR" style:font-size-asian="22pt" style:font-size-complex="22pt"/>
    </style:style>
    <style:style style:name="T19" style:family="text">
      <style:text-properties fo:language="pt" fo:country="BR" fo:font-style="italic" style:font-style-asian="italic" style:font-style-complex="italic"/>
    </style:style>
    <style:style style:name="T20" style:family="text">
      <style:text-properties fo:language="pt" fo:country="BR" fo:font-style="normal" style:font-style-asian="normal" style:font-style-complex="normal"/>
    </style:style>
    <style:style style:name="T21" style:family="text">
      <style:text-properties fo:font-size="26pt" fo:language="pt" fo:country="BR" style:font-size-asian="26pt" style:font-size-complex="26pt"/>
    </style:style>
    <style:style style:name="T22" style:family="text">
      <style:text-properties fo:font-size="26pt" fo:language="pt" fo:country="BR" fo:font-weight="bold" style:font-size-asian="26pt" style:font-weight-asian="bold" style:font-size-complex="26pt" style:font-weight-complex="bold"/>
    </style:style>
    <style:style style:name="T23" style:family="text">
      <style:text-properties fo:font-size="26pt" fo:language="pt" fo:country="BR" fo:font-style="italic" style:font-size-asian="26pt" style:font-style-asian="italic" style:font-size-complex="26pt" style:font-style-complex="italic"/>
    </style:style>
    <style:style style:name="T24" style:family="text">
      <style:text-properties fo:font-size="20pt" fo:language="pt" fo:country="BR" style:font-size-asian="20pt" style:font-size-complex="20pt"/>
    </style:style>
    <style:style style:name="T25" style:family="text"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T26" style:family="text">
      <style:text-properties fo:color="#000000" style:font-name="Courier 10 Pitch1" fo:font-size="20pt" fo:language="pt" fo:country="BR" style:font-size-asian="20pt" style:font-size-complex="20pt"/>
    </style:style>
    <style:style style:name="T27" style:family="text">
      <style:text-properties fo:color="#000000" style:font-name="Courier 10 Pitch1" fo:font-size="16pt" fo:language="pt" fo:country="BR" fo:font-style="italic" style:font-size-asian="16pt" style:font-style-asian="italic" style:font-size-complex="16pt" style:font-style-complex="italic"/>
    </style:style>
    <style:style style:name="T28" style:family="text">
      <style:text-properties fo:color="#000000" style:font-name="Courier 10 Pitch1" fo:font-size="16pt" fo:language="pt" fo:country="B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style:font-name="Courier1" fo:font-size="28pt" fo:language="pt" fo:country="BR" style:font-size-asian="28pt" style:font-size-complex="28pt"/>
    </style:style>
    <style:style style:name="T30" style:family="text">
      <style:text-properties fo:font-size="36pt" fo:language="pt" fo:country="BR" style:font-size-asian="36pt" style:font-size-complex="36pt"/>
    </style:style>
    <style:style style:name="T3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Bibliografia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Concepts of Programming Languages</text:span></text:p>
                <text:list>
                  <text:list-item>
                    <text:p><text:span text:style-name="T5">11</text:span><text:span text:style-name="T6">th</text:span><text:span text:style-name="T5"> edição</text:span></text:p>
                  </text:list-item>
                  <text:list-item>
                    <text:p><text:span text:style-name="T5">Robert W. Sebesta</text:span></text:p>
                  </text:list-item>
                </text:list>
                <text:p><text:span text:style-name="T7"/></text:p>
              </text:list-item>
              <text:list-item>
                <text:p><text:span text:style-name="T8">https://www.pearsonhighered.com/program/Sebesta-Concepts-of-Programming-Languages-11th-Edition/PGM270801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Critério de Avaliação</text:span></text:p>
          </draw:text-box>
        </draw:frame>
        <draw:frame presentation:style-name="pr6" draw:text-style-name="P6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5">Trabalhos e Apresentações</text:span></text:p>
                <text:list>
                  <text:list-item>
                    <text:p><text:span text:style-name="T5">são considerados “continuamente”</text:span></text:p>
                  </text:list-item>
                </text:list>
                <text:p><text:span text:style-name="T5"/></text:p>
              </text:list-item>
              <text:list-item>
                <text:p><text:span text:style-name="T5">Prova(s)</text:span></text:p>
              </text:list-item>
            </text:list>
          </draw:text-box>
        </draw:frame>
        <draw:frame draw:style-name="gr3" draw:text-style-name="P9" xml:id="id1" draw:id="id1" draw:layer="layout" svg:width="17.384cm" svg:height="6.258cm" svg:x="5.401cm" svg:y="13.478cm">
          <draw:image xlink:href="Pictures/10000000000001900000009032BB68324ACFFF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4">Trabalhos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0">Trabalho-00: </text:span><text:span text:style-name="T11">Qua, 09/03</text:span><text:span text:style-name="T10">: GitHub</text:span></text:p>
              </text:list-item>
              <text:list-item>
                <text:p><text:span text:style-name="T10">Trabalho-01: </text:span><text:span text:style-name="T11">Dom, 16/03</text:span><text:span text:style-name="T12">: Artigo</text:span></text:p>
              </text:list-item>
              <text:list-item>
                <text:p><text:span text:style-name="T12">Trabalho-02: </text:span><text:span text:style-name="T11">Dom, 04/09</text:span><text:span text:style-name="T12">: Lua/Löve, instalação</text:span></text:p>
              </text:list-item>
              <text:list-item>
                <text:p><text:span text:style-name="T12">Trabalho-03: </text:span><text:span text:style-name="T11">Dom, 18/09</text:span><text:span text:style-name="T12">: Joguinho (grupo 2-3)</text:span></text:p>
              </text:list-item>
              <text:list-item>
                <text:p><text:span text:style-name="T12">Trabalho-04: </text:span><text:span text:style-name="T11">Dom, 25/09</text:span><text:span text:style-name="T12">: Bindings</text:span></text:p>
              </text:list-item>
              <text:list-item>
                <text:p><text:span text:style-name="T12">Trabalho-05: </text:span><text:span text:style-name="T11">Dom, 09/10</text:span><text:span text:style-name="T12">: Arrays</text:span></text:p>
              </text:list-item>
              <text:list-item>
                <text:p><text:span text:style-name="T12">Trabalho-06: </text:span><text:span text:style-name="T11">Dom, 23/10</text:span><text:span text:style-name="T12">: Tipos de Dados</text:span></text:p>
              </text:list-item>
              <text:list-item>
                <text:p><text:span text:style-name="T12">Trabalho-07: </text:span><text:span text:style-name="T11">Dom, 13/11</text:span><text:span text:style-name="T12">: Closures &amp; Co-rotin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text:span text:style-name="T9"><text:line-break/></text:span><text:span text:style-name="T13">(até quarta-feira 09/03)</text:span></text:p>
          </draw:text-box>
        </draw:frame>
        <draw:frame presentation:style-name="pr4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5">Trabalho</text:span></text:p>
                <text:list>
                  <text:list-item>
                    <text:p><text:span text:style-name="T14">Dar um </text:span><text:span text:style-name="T15">Fork</text:span><text:span text:style-name="T14"> no repositório da <text:s/>disciplina</text:span></text:p>
                  </text:list-item>
                  <text:list-item>
                    <text:p><text:span text:style-name="T14">Adicionar um arquivo </text:span><text:span text:style-name="T16">trabalho-00/RESPOSTA.md</text:span><text:span text:style-name="T14"> com um texto “pessoal” qualquer formatado em </text:span><text:span text:style-name="T15">Markdown</text:span></text:p>
                  </text:list-item>
                </text:list>
              </text:list-item>
              <text:list-item>
                <text:p><text:span text:style-name="T5">Links</text:span></text:p>
                <text:list>
                  <text:list-item>
                    <text:p><text:span text:style-name="T16">http://github.com/fsantanna/EDL</text:span></text:p>
                  </text:list-item>
                  <text:list-item>
                    <text:p><text:span text:style-name="T16">https://help.github.com/articles/good-resources-for-learning-git-and-github/</text:span></text:p>
                  </text:list-item>
                  <text:list-item>
                    <text:p><text:span text:style-name="T16">https://help.github.com/articles/basic-writing-and-formatting-syntax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s em Grupo</text:span></text:p>
          </draw:text-box>
        </draw:frame>
        <draw:frame presentation:style-name="pr7" draw:text-style-name="P6" draw:layer="layout" svg:width="25.199cm" svg:height="16.147cm" svg:x="1.3cm" svg:y="4.914cm" presentation:class="outline" presentation:user-transformed="true">
          <draw:text-box>
            <text:list text:style-name="L2">
              <text:list-item>
                <text:p><text:span text:style-name="T5">Nota única para o grupo</text:span></text:p>
              </text:list-item>
              <text:list-item>
                <text:p><text:span text:style-name="T5">Grupo divide os pontos “a gosto”, </text:span><text:span text:style-name="T17">mas justificando</text:span><text:span text:style-name="T5">, ex.:</text:span></text:p>
                <text:list>
                  <text:list-item>
                    <text:p><text:span text:style-name="T5">Fulano fez “a,b,c” =&gt; </text:span><text:span text:style-name="T17">X</text:span><text:span text:style-name="T5"> pontos</text:span></text:p>
                  </text:list-item>
                  <text:list-item>
                    <text:p><text:span text:style-name="T5">Sicrano fez “d,e” =&gt; </text:span><text:span text:style-name="T17">Y</text:span><text:span text:style-name="T5"> pontos</text:span></text:p>
                  </text:list-item>
                  <text:list-item>
                    <text:p><text:span text:style-name="T5">Beltrano não fez nada =&gt; </text:span><text:span text:style-name="T17">Z</text:span><text:span text:style-name="T5"> pontos</text:span></text:p>
                    <text:p><text:span text:style-name="T18">(estamos “emprestando” pontos pra ele)</text:span></text:p>
                  </text:list-item>
                  <text:list-item>
                    <text:p><text:span text:style-name="T17">X</text:span><text:span text:style-name="T5"> + </text:span><text:span text:style-name="T17">Y</text:span><text:span text:style-name="T5"> + </text:span><text:span text:style-name="T17">Z</text:span><text:span text:style-name="T5"> = nota única</text:span></text:p>
                  </text:list-item>
                </text:list>
              </text:list-item>
              <text:list-item>
                <text:p><text:span text:style-name="T5">Justificativas devem ser compatíveis com </text:span><text:span text:style-name="T19">commits</text:span><text:span text:style-name="T20"> do proje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0 - GitHub</text:span></text:p>
          </draw:text-box>
        </draw:frame>
        <draw:frame draw:style-name="gr3" draw:text-style-name="P9" draw:layer="layout" svg:width="27.153cm" svg:height="5.158cm" svg:x="0.416cm" svg:y="4.195cm">
          <draw:image xlink:href="Pictures/100002010000040D000000C509C2BADBBBA372F6.png" xlink:type="simple" xlink:show="embed" xlink:actuate="onLoad">
            <text:p/>
          </draw:image>
        </draw:frame>
        <draw:frame draw:style-name="gr4" draw:text-style-name="P9" xml:id="id2" draw:id="id2" draw:layer="layout" svg:width="23.817cm" svg:height="15.066cm" svg:x="2.108cm" svg:y="5.826cm">
          <draw:image xlink:href="Pictures/100002010000045C000002C21178B5027F6BE8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text-style-name="P8" draw:layer="layout" svg:width="25.199cm" svg:height="3.506cm" svg:x="1.4cm" svg:y="0.837cm" presentation:class="title">
          <draw:text-box>
            <text:p><text:span text:style-name="T9">Trabalho 01 - Artigo</text:span><text:span text:style-name="T9"><text:line-break/></text:span><text:span text:style-name="T13">(até quarta-feira 16/03)</text:span></text:p>
          </draw:text-box>
        </draw:frame>
        <draw:frame presentation:style-name="pr8" draw:text-style-name="P6" draw:layer="layout" svg:width="25.199cm" svg:height="15.763cm" svg:x="1.4cm" svg:y="4.914cm" presentation:class="outline" presentation:user-transformed="true">
          <draw:text-box>
            <text:list text:style-name="L2">
              <text:list-item>
                <text:p><text:span text:style-name="T21">Escolher uma linguagem com a qual você </text:span><text:span text:style-name="T22">não está familiarizado</text:span><text:span text:style-name="T21">.</text:span></text:p>
                <text:list>
                  <text:list-item>
                    <text:p><text:span text:style-name="T18">evitar duplicatas com outros colegas</text:span></text:p>
                  </text:list-item>
                </text:list>
              </text:list-item>
              <text:list-item>
                <text:p><text:span text:style-name="T21">Escrever um pequeno artigo (estilo </text:span><text:span text:style-name="T23">Wikipedia</text:span><text:span text:style-name="T21">):</text:span></text:p>
                <text:list>
                  <text:list-item>
                    <text:p><text:span text:style-name="T18">origens e influências (linha do tempo)</text:span></text:p>
                  </text:list-item>
                  <text:list-item>
                    <text:p><text:span text:style-name="T18">classificação (imp/func/log/oo, est/din, usos)</text:span></text:p>
                  </text:list-item>
                  <text:list-item>
                    <text:p><text:span text:style-name="T18">avaliação em comparação com linguagens que você conhece (read/write, expressividade)</text:span></text:p>
                  </text:list-item>
                  <text:list-item>
                    <text:p><text:span text:style-name="T18">exemplos de código representativos</text:span></text:p>
                  </text:list-item>
                  <text:list-item>
                    <text:p><text:span text:style-name="T16">trabalho-01/ARTIGO.md</text:span></text:p>
                  </text:list-item>
                </text:list>
              </text:list-item>
              <text:list-item>
                <text:p><text:span text:style-name="T21">Slides de apresentação (4-6 slides)</text:span></text:p>
                <text:list>
                  <text:list-item>
                    <text:p><text:span text:style-name="T16">trabalho-01/slides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2 – Lua/Löve</text:span><text:span text:style-name="T5"><text:line-break/></text:span><text:span text:style-name="T24">(até domingo 04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<text:a xlink:href="https://love2d.org/" xlink:type="simple">https://love2d.org/</text:a></text:span></text:p>
                <text:p><text:span text:style-name="T10"/></text:p>
              </text:list-item>
              <text:list-item>
                <text:p><text:span text:style-name="T10">Mostrar instalação/execução do ambiente:</text:span></text:p>
                <text:list>
                  <text:list-item>
                    <text:p><text:span text:style-name="T10">Código no GitHub</text:span></text:p>
                  </text:list-item>
                  <text:list-item>
                    <text:p><text:span text:style-name="T10">Screenshot no GitHub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1AE4D967879D32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3 – Joguinho</text:span><text:span text:style-name="T5"><text:line-break/></text:span><text:span text:style-name="T24">(até domingo 18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0">Grupo de 2 ou 3 pessoas</text:span></text:p>
              </text:list-item>
              <text:list-item>
                <text:p><text:span text:style-name="T10">Fazer um jogo qualquer</text:span></text:p>
                <text:list>
                  <text:list-item>
                    <text:p><text:span text:style-name="T14">Teclado e/ou Mouse</text:span></text:p>
                  </text:list-item>
                  <text:list-item>
                    <text:p><text:span text:style-name="T14">Imagens e/ou Retângulos</text:span></text:p>
                  </text:list-item>
                  <text:list-item>
                    <text:p><text:span text:style-name="T14">Animações (i.e., tempo como input)</text:span></text:p>
                  </text:list-item>
                  <text:list-item>
                    <text:p><text:span text:style-name="T14">Interação entre objetos (e.g., colisão)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9.868cm" svg:height="7.672cm" svg:x="17.404cm" svg:y="12.864cm">
          <draw:image xlink:href="Pictures/1000020100000175000001225BCBA3EA2944F8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4 – Bindings</text:span><text:span text:style-name="T5"><text:line-break/></text:span><text:span text:style-name="T24">(até domingo 25/09)</text:span></text:p>
          </draw:text-box>
        </draw:frame>
        <draw:frame presentation:style-name="pr4" draw:text-style-name="P10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2">Para</text:span><text:span text:style-name="T11"> </text:span><text:span text:style-name="T12">cada</text:span><text:span text:style-name="T10"> “binding time” de Lua </text:span><text:span text:style-name="T25">(design, compile, run),</text:span><text:span text:style-name="T10"> identificar no joguinho dois exemplos (com características diferentes).</text:span></text:p>
              </text:list-item>
              <text:list-item>
                <text:p><text:span text:style-name="T10">Adicionar comentários no próprio código fonte do jogo com as identificações e explicações.</text:span></text:p>
              </text:list-item>
              <text:list-item>
                <text:p><text:span text:style-name="T10">Exemplo:</text:span></text:p>
              </text:list-item>
            </text:list>
          </draw:text-box>
        </draw:frame>
        <draw:frame presentation:style-name="pr9" draw:text-style-name="P12" xml:id="id3" draw:id="id3" draw:layer="layout" svg:width="16.403cm" svg:height="9.025cm" svg:x="9.919cm" svg:y="11.817cm">
          <draw:text-box>
            <text:p text:style-name="P11"><text:span text:style-name="T26">function inc (v)</text:span></text:p>
            <text:p text:style-name="P11"><text:span text:style-name="T26"><text:s text:c="4"/></text:span><text:span text:style-name="T26">return v + 1</text:span></text:p>
            <text:p text:style-name="P11"><text:span text:style-name="T26">end</text:span></text:p>
            <text:p text:style-name="P11"><text:span text:style-name="T27">-- </text:span><text:span text:style-name="T28">Nome</text:span><text:span text:style-name="T27">: variável “v”</text:span></text:p>
            <text:p text:style-name="P11"><text:span text:style-name="T27">-- </text:span><text:span text:style-name="T28">Propriedade</text:span><text:span text:style-name="T27">: endereço</text:span></text:p>
            <text:p text:style-name="P11"><text:span text:style-name="T27">-- </text:span><text:span text:style-name="T28">Binding time</text:span><text:span text:style-name="T27">: execução</text:span></text:p>
            <text:p text:style-name="P11"><text:span text:style-name="T27">-- </text:span><text:span text:style-name="T28">Explicação</text:span><text:span text:style-name="T27">: dado que “v” é uma variável</text:span></text:p>
            <text:p text:style-name="P11"><text:span text:style-name="T27">-- local de uma função, seu endereço só pode</text:span></text:p>
            <text:p text:style-name="P11"><text:span text:style-name="T27">-- ser determinado em tempo de execução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5">Trabalho 05 – Arrays</text:span><text:span text:style-name="T5"><text:line-break/></text:span><text:span text:style-name="T24">(até domingo 09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Adicionar ao jogo uma coleção dinâmica de objetos</text:span></text:p>
                <text:list>
                  <text:list-item>
                    <text:p><text:span text:style-name="T10">criar novos objetos periodicamente</text:span></text:p>
                    <text:list>
                      <text:list-item>
                        <text:p><text:span text:style-name="T10">timer ou evento (e.g., tecla pressionada)</text:span></text:p>
                      </text:list-item>
                    </text:list>
                  </text:list-item>
                  <text:list-item>
                    <text:p><text:span text:style-name="T10">remover objetos</text:span></text:p>
                    <text:list>
                      <text:list-item>
                        <text:p><text:span text:style-name="T10">timer ou evento (e.g., colisão)</text:span></text:p>
                      </text:list-item>
                    </text:list>
                  </text:list-item>
                  <text:list-item>
                    <text:p><text:span text:style-name="T10">objetos devem interagir entre si</text:span></text:p>
                    <text:list>
                      <text:list-item>
                        <text:p><text:span text:style-name="T10">e.g., colisão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Descrever o ciclo de vida da coleção e de um objeto</text:span></text:p>
                <text:list>
                  <text:list-item>
                    <text:p><text:span text:style-name="T10">escopo, tempo de vida, alocação/desalocaçã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><text:span text:style-name="T4">Trabalho 06 – Tipos de Dados</text:span><text:span text:style-name="T5"><text:line-break/></text:span><text:span text:style-name="T24">(até domingo 23/10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Identificar no jogo valores de tipos de dados não primitivos (pelo menos 4 diferentes)</text:span></text:p>
                <text:list>
                  <text:list-item>
                    <text:p><text:span text:style-name="T21">enumeração, registro, tupla, array, dicionário, união</text:span></text:p>
                  </text:list-item>
                </text:list>
              </text:list-item>
              <text:list-item>
                <text:p><text:span text:style-name="T10">Caso não existam 4 diferentes, altere o jogo para que tenham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6cm" presentation:class="title" presentation:user-transformed="true">
          <draw:text-box>
            <text:p><text:span text:style-name="T30">Trabalho 07 – Closures e Co-rotinas</text:span><text:span text:style-name="T5"><text:line-break/></text:span><text:span text:style-name="T24">(até domingo 13/11)</text:span></text:p>
          </draw:text-box>
        </draw:frame>
        <draw:frame presentation:style-name="pr10" draw:text-style-name="P10" draw:layer="layout" svg:width="25.159cm" svg:height="15.541cm" svg:x="1.511cm" svg:y="5.116cm" presentation:class="outline" presentation:user-transformed="true">
          <draw:text-box>
            <text:list text:style-name="L2">
              <text:list-item>
                <text:p><text:span text:style-name="T10">Mesmo grupo do joguinho</text:span></text:p>
              </text:list-item>
              <text:list-item>
                <text:p><text:span text:style-name="T10">Usar closures no lugar de objetos</text:span></text:p>
                <text:list>
                  <text:list-item>
                    <text:p><text:span text:style-name="T21">pelo menos uma classe (e.g., jogador, bala, bloco, etc)</text:span></text:p>
                  </text:list-item>
                </text:list>
              </text:list-item>
              <text:list-item>
                <text:p><text:span text:style-name="T10">Usar co-rotinas para movimentar um objeto de forma retangular</text:span></text:p>
              </text:list-item>
              <text:list-item>
                <text:p><text:span text:style-name="T10">Usar comentários para facilitar a identificação</text:span></text:p>
                <text:list>
                  <text:list-item>
                    <text:p><text:span text:style-name="T29">-- trabalho-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Linguagem Elm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1"><text:a xlink:href="https://www.youtube.com/watch?v=F-nTU3Wy26I" xlink:type="simple">https://www.youtube.com/watch?v=F-nTU3Wy26I</text:a></text:span>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50</meta:editing-cycles>
    <meta:editing-duration>P56DT3H55M48S</meta:editing-duration>
    <meta:initial-creator>chico </meta:initial-creator>
    <dc:date>2016-10-21T09:05:39.570639424</dc:date>
    <meta:document-statistic meta:object-count="10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